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c9a" officeooo:paragraph-rsid="000d2c9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2c9a" officeooo:paragraph-rsid="000d2c9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Computer Graphics – Water Simulation</text:p>
      <text:p text:style-name="P1">Margaux Masson</text:p>
      <text:p text:style-name="P1"/>
      <text:p text:style-name="P2"/>
      <text:p text:style-name="P2">- Texturing; 3 textures &amp; option no texture</text:p>
      <text:p text:style-name="P2">- Freeze</text:p>
      <text:p text:style-name="P2">- Rotate / Sca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8:49:44.492584493</meta:creation-date>
    <dc:date>2018-12-01T18:51:11.871388521</dc:date>
    <meta:editing-duration>P0D</meta:editing-duration>
    <meta:editing-cycles>1</meta:editing-cycles>
    <meta:document-statistic meta:table-count="0" meta:image-count="0" meta:object-count="0" meta:page-count="1" meta:paragraph-count="5" meta:word-count="22" meta:character-count="133" meta:non-whitespace-character-count="114"/>
    <meta:generator>LibreOffice/4.2.8.2$Linux_X86_64 LibreOffice_project/420m0$Build-2</meta:generator>
  </office:meta>
</office:document-meta>
</file>